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7.352cm"/>
    </style:style>
    <style:style style:name="co19" style:family="table-column">
      <style:table-column-properties fo:break-before="auto" style:column-width="1.662cm"/>
    </style:style>
    <style:style style:name="co20" style:family="table-column">
      <style:table-column-properties fo:break-before="auto" style:column-width="3.704cm"/>
    </style:style>
    <style:style style:name="co21" style:family="table-column">
      <style:table-column-properties fo:break-before="auto" style:column-width="1.39cm"/>
    </style:style>
    <style:style style:name="co22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2" office:value-type="float" office:value="14.5" calcext:value-type="float">
            <text:p>14.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3]/[.B2]" office:value-type="float" office:value="14.0776699029126" calcext:value-type="float">
            <text:p>14.0776699029126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2" office:value-type="float" office:value="8.5" calcext:value-type="float">
            <text:p>8.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6]/[.B2]" office:value-type="float" office:value="8.25242718446602" calcext:value-type="float">
            <text:p>8.2524271844660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18"/>
          <table:table-cell/>
        </table:table-row>
        <table:table-row table:style-name="ro1">
          <table:table-cell table:style-name="ce20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0" table:formula="of:=1-0.00085683*[.B4]+0.0034941*[.B7]" office:value-type="float" office:value="1.01677263592233" calcext:value-type="float">
            <text:p>1.01677263592233</text:p>
          </table:table-cell>
          <table:table-cell/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0" table:formula="of:=668.72 * [.B10] -205.347 * [.B10] * [.B10] - 463.37" office:value-type="float" office:value="4.27300766826301" calcext:value-type="float">
            <text:p>4.27300766826301</text:p>
          </table:table-cell>
          <table:table-cell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0" table:formula="of:=0.1808*[.B4]+0.8192*[.B11]" office:value-type="float" office:value="6.04569060028766" calcext:value-type="float">
            <text:p>6.04569060028766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0" table:formula="of:=(1-[.B11]/[.B4])*100" office:value-type="float" office:value="69.6469110461318" calcext:value-type="float">
            <text:p>69.646911046131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0" table:formula="of:=(1-[.B12]/[.B4])*100" office:value-type="float" office:value="57.0547495289911" calcext:value-type="float">
            <text:p>57.05474952899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0" table:formula="of:=([.B4]-[.B12])/(2.0665-0.010665*[.B4])" office:value-type="float" office:value="4.19126489021024" calcext:value-type="float">
            <text:p>4.1912648902102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0" table:formula="of:=261.1/(261.53-[.B12])*[.B15]/0.794" office:value-type="float" office:value="5.39469934397576" calcext:value-type="float">
            <text:p>5.3946993439757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0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14703506793326" calcext:value-type="float">
            <text:p>2.1470350679332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85296493206674" calcext:value-type="float">
            <text:p>2.8529649320667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713241233016685" calcext:value-type="float">
            <text:p>0.71324123301668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2]+[.B23]" office:value-type="float" office:value="6.75893183330435" calcext:value-type="float">
            <text:p>6.75893183330435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2"/>
          <table:table-cell table:style-name="ce24"/>
        </table:table-row>
      </table:table>
      <table:table table:name="Spundungstabelle" table:style-name="ta1">
        <table:table-column table:style-name="co11" table:default-cell-style-name="ce2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 office:value-type="string" calcext:value-type="string">
            <text:p>Alpha[%]</text:p>
          </table:table-cell>
          <table:table-cell table:style-name="ce20" office:value-type="string" calcext:value-type="string">
            <text:p>Kochzeit [min]</text:p>
          </table:table-cell>
          <table:table-cell table:style-name="ce20" office:value-type="string" calcext:value-type="string">
            <text:p>Hopfengabe [g]</text:p>
          </table:table-cell>
          <table:table-cell table:style-name="ce20" office:value-type="string" calcext:value-type="string">
            <text:p>Ausnutzung</text:p>
          </table:table-cell>
          <table:table-cell table:style-name="ce2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Bitterhopfen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.242350261262081</text:p>
          </table:table-cell>
          <table:table-cell table:formula="of:=[.G7]*[.E7]*10*[.H7]/[.$E$5]" office:value-type="float" office:value="21.3268229910631" calcext:value-type="float">
            <text:p>21.3268229910631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.234006865336717</text:p>
          </table:table-cell>
          <table:table-cell table:formula="of:=[.G8]*[.E8]*10*[.H8]/[.$E$5]" office:value-type="float" office:value="6.5001907037977" calcext:value-type="float">
            <text:p>6.5001907037977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romahopfen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.082142460775501</text:p>
          </table:table-cell>
          <table:table-cell table:formula="of:=[.G9]*[.E9]*10*[.H9]/[.$E$5]" office:value-type="float" office:value="2.19046562068003" calcext:value-type="float">
            <text:p>2.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.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27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7"/>
          <table:table-cell table:number-columns-repeated="5"/>
        </table:table-row>
        <table:table-row table:style-name="ro3">
          <table:table-cell table:number-columns-repeated="3"/>
          <table:table-cell table:style-name="ce28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0" office:value-type="string" calcext:value-type="string">
            <text:p>W (Winkel)</text:p>
          </table:table-cell>
          <table:table-cell table:style-name="ce20" office:value-type="string" calcext:value-type="string">
            <text:p>P (°P)</text:p>
          </table:table-cell>
          <table:table-cell/>
          <table:table-cell table:style-name="ce20" office:value-type="string" calcext:value-type="string">
            <text:p>W*P</text:p>
          </table:table-cell>
          <table:table-cell table:style-name="ce20" office:value-type="string" calcext:value-type="string">
            <text:p>W^2</text:p>
          </table:table-cell>
          <table:table-cell table:style-name="ce20" office:value-type="string" calcext:value-type="string">
            <text:p>W^3</text:p>
          </table:table-cell>
          <table:table-cell table:style-name="ce20" office:value-type="string" calcext:value-type="string">
            <text:p>W^4</text:p>
          </table:table-cell>
          <table:table-cell table:style-name="ce20" office:value-type="string" calcext:value-type="string">
            <text:p>W^2*P</text:p>
          </table:table-cell>
          <table:table-cell/>
          <table:table-cell table:style-name="ce20" office:value-type="string" calcext:value-type="string">
            <text:p>Mittelwerte</text:p>
          </table:table-cell>
          <table:table-cell table:style-name="ce2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0" table:number-columns-repeated="5"/>
          <table:table-cell table:number-columns-repeated="4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Zellenzahl</text:p>
          </table:table-cell>
          <table:table-cell table:style-name="ce2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Kochmaische Vol [L]</text:p>
          </table:table-cell>
          <table:table-cell table:style-name="ce20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temperatur [°C]</text:p>
          </table:table-cell>
          <table:table-cell table:style-name="ce20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menge [L]</text:p>
          </table:table-cell>
          <table:table-cell table:style-name="ce20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0" office:value-type="string" calcext:value-type="string">
            <text:p>Einmaischmenge</text:p>
          </table:table-cell>
          <table:table-cell table:style-name="ce20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tammwürze neu [°P]</text:p>
          </table:table-cell>
          <table:table-cell table:style-name="ce20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dhausausbeute [%]</text:p>
          </table:table-cell>
          <table:table-cell table:style-name="ce20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0" office:value-type="string" calcext:value-type="string">
            <text:p>Kochtemperatur [°C]</text:p>
          </table:table-cell>
          <table:table-cell table:style-name="ce20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62]+[.B63])*([.B61]-[.B64])/([.B65]-[.B64])" office:value-type="float" office:value="5.2241053834498" calcext:value-type="float">
            <text:p>5.2241053834498</text:p>
          </table:table-cell>
          <table:table-cell table:style-name="ce32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0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5.32610068408787" calcext:value-type="float">
            <text:p>5.3261006840878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177.536689469596" calcext:value-type="float">
            <text:p>177.536689469596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5.52041944868146" calcext:value-type="float">
            <text:p>5.5204194486814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29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29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62" calcext:value-type="float">
            <text:p>562</text:p>
          </table:table-cell>
          <table:table-cell table:style-name="ce29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284697508896797" calcext:value-type="float">
            <text:p>0.028469750889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alcium</text:p>
          </table:table-cell>
          <table:table-cell table:formula="of:=[.B45]*[.$B$65]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gnesium</text:p>
          </table:table-cell>
          <table:table-cell table:formula="of:=[.B46]*[.$B$65]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Natrium</text:p>
          </table:table-cell>
          <table:table-cell table:formula="of:=[.B47]*[.$B$65]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hlorid</text:p>
          </table:table-cell>
          <table:table-cell table:formula="of:=[.B48]*[.$B$65]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ulfat </text:p>
          </table:table-cell>
          <table:table-cell table:formula="of:=[.B49]*[.$B$65]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16.0187871886121" calcext:value-type="float">
            <text:p>16.0187871886121</text:p>
          </table:table-cell>
          <table:table-cell table:style-name="ce29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>
            <text:p>Zugabe Salze</text:p>
          </table:table-cell>
          <table:table-cell table:style-name="ce20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alcium</text:p>
          </table:table-cell>
          <table:table-cell table:formula="of:=[.B68]+[.B90]/[.B11]*1000/232.78+[.B91]/[.B11]*1000/272.6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gnesium</text:p>
          </table:table-cell>
          <table:table-cell table:formula="of:=[.B69]+[.B92]/[.B11]*1000/98.59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Natrium</text:p>
          </table:table-cell>
          <table:table-cell table:formula="of:=[.B70]+[.B93]/[.B11]*1000/393.39+[.B94]/[.B11]*1000/273.66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Chlorid</text:p>
          </table:table-cell>
          <table:table-cell table:formula="of:=[.B71]+[.B91]/[.B11]*1000/482.28+[.B93]/[.B11]*1000/606.66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Sulfat </text:p>
          </table:table-cell>
          <table:table-cell table:formula="of:=[.B72]+[.B90]/[.B11]*1000/557.93+[.B92]/[.B11]*1000/389.73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105]*21.8 -[.B101]-[.B100]-[.B102])/21.8+[.B94]/[.B11]/30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0:21:39.2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0H59M50S</meta:editing-duration>
    <meta:editing-cycles>121</meta:editing-cycles>
    <meta:generator>LibreOffice/6.4.3.2$Windows_X86_64 LibreOffice_project/747b5d0ebf89f41c860ec2a39efd7cb15b54f2d8</meta:generator>
    <dc:date>2021-02-23T11:19:25.149000000</dc:date>
    <meta:document-statistic meta:table-count="12" meta:cell-count="33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